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mm" fo:margin-right="0mm" fo:text-indent="0mm" style:auto-text-indent="false"/>
    </style:style>
    <style:style style:name="P7" style:family="paragraph" style:parent-style-name="Standard">
      <style:paragraph-properties fo:margin-left="101.6mm" fo:margin-right="0mm" fo:text-indent="0m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 – ΥΠΕΥΘΥΝΗ ΔΗΛΩΣΗ</text:p>
      <text:p text:style-name="P1"/>
      <text:p text:style-name="P2"/>
      <text:p text:style-name="P2"/>
      <text:p text:style-name="P2"/>
      <text:p text:style-name="Standard">…… ................κάτωθι <text:s text:c="3"/>υπογεγραμμένη/ος <text:s text:c="4"/>εκπαιδευτικός:</text:p>
      <text:p text:style-name="Standard"/>
      <text:p text:style-name="Standard">Επίθετο: ……………………………………………………….......................................</text:p>
      <text:p text:style-name="Standard">Όνομα: <text:s text:c="2"/>……………………………………………………….......................................</text:p>
      <text:p text:style-name="P3">με οργανική θέση στο …………………………………………… παρακαλώ να μου χορηγήσετε <text:s/>άδεια για άσκηση του εκλογικού δικαιώματος από...........…...........έως ....................................................................................................................</text:p>
      <text:p text:style-name="P3"/>
      <text:p text:style-name="P3">Δηλώνω Υπεύθυνα ότι θα μεταβώ στο Δήμο …………………………………….. <text:s text:c="5"/>ή στην Κοινότητα........................................................................................................ ……...……………………… του Νομού ………………………………. στους εκλογικούς καταλόγους του οποίου είμαι εγγεγραμμένη/ος για να ασκήσω το εκλογικό μου δικαίωμα στις Δημοτικές Εκλογές ή στις Εκλογές Νομαρχιακής <text:s/>Αυτοδιοίκησης ........................καθώς και στις επαναληπτικές ....................... και ότι με την επιστροφή μου, <text:span text:style-name="T3">θα προσκομίσω στην υπηρεσία σας, βεβαίωση από το εκλογικό τμήμα που θα ψηφίσω, η οποία θα αποδεικνύει ότι άσκησα το εκλογικό μου δικαίωμα. </text:span></text:p>
      <text:p text:style-name="P4"/>
      <text:p text:style-name="P5"/>
      <text:p text:style-name="P5"/>
      <text:p text:style-name="P5"/>
      <text:p text:style-name="P6"><text:s text:c="78"/>……………...................................</text:p>
      <text:p text:style-name="P7"/>
      <text:p text:style-name="P6"><text:s text:c="14"/></text:p>
      <text:p text:style-name="P6"/>
      <text:p text:style-name="P6"><text:s text:c="79"/>Ο/Η <text:s text:c="4"/>ΔΗΛ………….</text:p>
      <text:p text:style-name="P5"/>
      <text:p text:style-name="Standard"><text:span text:style-name="T4">Σημείωση:</text:span><text:span text:style-name="T2"> <text:s text:c="110"/></text:span>Χιλιομετρική απόσταση</text:p>
      <text:p text:style-name="P6">του τόπου που θα μεταβείτε</text:p>
      <text:p text:style-name="P6">για να ασκήσετε το εκλογικό </text:p>
      <text:p text:style-name="P6"><text:soft-page-break/>σας δικαίωμα 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31.75mm" fo:margin-right="31.7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 – ΥΠΕΥΘΥΝΗ ΔΗΛΩΣΗ</dc:title>
    <meta:initial-creator>2g2</meta:initial-creator>
    <meta:creation-date>2006-10-04T12:10:00</meta:creation-date>
    <dc:creator>2g2</dc:creator>
    <dc:date>2006-10-04T13:24:00</dc:date>
    <meta:print-date>2011-11-22T11:36:00</meta:print-date>
    <meta:editing-cycles>13</meta:editing-cycles>
    <meta:editing-duration>PT32M</meta:editing-duration>
    <meta:document-statistic meta:table-count="0" meta:image-count="0" meta:object-count="0" meta:page-count="2" meta:paragraph-count="13" meta:word-count="118" meta:character-count="1556" meta:non-whitespace-character-count="1146"/>
    <meta:generator>LibreOffice/5.2.7.2$Linux_X86_64 LibreOffice_project/20m0$Build-2</meta:generator>
  </office:meta>
</office:document-meta>
</file>